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ing_20_1">
      <style:text-properties officeooo:paragraph-rsid="0012a281"/>
    </style:style>
    <style:style style:name="P2" style:family="paragraph" style:parent-style-name="Standard">
      <style:paragraph-properties fo:text-align="justify" style:justify-single-word="false" style:writing-mode="rl-tb"/>
      <style:text-properties officeooo:paragraph-rsid="0012a281"/>
    </style:style>
    <style:style style:name="T1" style:family="text">
      <style:text-properties style:language-complex="fa" style:country-complex="IR"/>
    </style:style>
    <style:style style:name="T2" style:family="text">
      <style:text-properties style:font-name="AALMAGHRIBI" fo:font-size="26pt" fo:language="en" fo:country="US" style:font-name-asian="Times New Roman" style:font-size-asian="26pt" style:font-name-complex="AALMAGHRIBI1" style:font-size-complex="26pt"/>
    </style:style>
    <style:style style:name="T3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/>
    </style:style>
    <style:style style:name="T4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  <style:style style:name="T5" style:family="text">
      <style:text-properties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itre_20_1_20_Car">[</text:span>سُورَةُ <text:span text:style-name="T1">۴</text:span>لْقَدْرۣ]</text:h>
      <text:p text:style-name="P2" loext:marker-style-name="T2"><text:span text:style-name="T3">بِسْمِ </text:span><text:span text:style-name="T4">۱</text:span><text:span text:style-name="T3">للَّهِ </text:span><text:span text:style-name="T4">۱</text:span><text:span text:style-name="T3">لرَّحْمَـٰنِ </text:span><text:span text:style-name="T4">۱</text:span><text:span text:style-name="T3">لرَّحِيمِ</text:span><text:bookmark-start text:name="__DdeLink__1924_3704020042"/><text:span text:style-name="T3"> </text:span><text:span text:style-name="T2">اِنَّـآ أَنزَلْنَـٰهُ فِى لَيْلَةِ </text:span><text:span text:style-name="T5">۱</text:span><text:span text:style-name="T2">لْقَدْرۣؐ </text:span><text:span text:style-name="T3">(1)</text:span><text:span text:style-name="T2"> وَمَآ أَدْرۭيٰــكَ مَا لَيْلَةُ </text:span><text:span text:style-name="T5">۴</text:span><text:span text:style-name="T2">لْقَدْرۣؐ </text:span><text:span text:style-name="T3">(2)</text:span><text:span text:style-name="T2"> لَيْلَةُ </text:span><text:span text:style-name="T5">۴</text:span><text:span text:style-name="T2">لْقَدْرۣ خَيْرٌ مِّنَ اَلْفِ شَهْرٍؐ </text:span><text:span text:style-name="T3">(3)</text:span><text:span text:style-name="T2"> تَنَزَّلُ </text:span><text:span text:style-name="T5">۴</text:span><text:span text:style-name="T2">لْمَلَئِكَةُ وَالرُّوحُ فِيهَا بِإِذْنِ رَبِّهِم مِّــن كُلِّ أَمْرٍؐ </text:span><text:span text:style-name="T3">(4)</text:span><text:span text:style-name="T2"> سَچَم٘ هِيَ حَتَّــيٰ مَطْلَعِ </text:span><text:span text:style-name="T5">۱</text:span><text:span text:style-name="T2">ڤْفَجْرۣ </text:span><text:span text:style-name="T3">(5)</text:span><text:span text:style-name="T2"> </text:span><text:bookmark-end text:name="__DdeLink__1924_370402004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 style:writing-mode="rl-tb"/>
      <style:text-properties fo:color="#c00000" loext:opacity="100%" style:font-name="AALMAGHRIBI" fo:font-family="AALMAGHRIBI" style:font-pitch="variable" fo:font-size="26pt" fo:language="en" fo:country="US" style:font-name-asian="Times New Roman" style:font-family-asian="'Times New Roman'" style:font-family-generic-asian="system" style:font-pitch-asian="variable" style:font-size-asian="26pt" style:font-name-complex="AALMAGHRIBI1" style:font-family-complex="AALMAGHRIBI" style:font-family-generic-complex="system" style:font-pitch-complex="variable" style:font-size-complex="26pt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c00000" loext:opacity="100%" style:font-name="AALMAGHRIBI" fo:font-family="AALMAGHRIBI" style:font-pitch="variable" fo:font-size="26pt" fo:language="en" fo:country="US" style:font-size-asian="26pt" style:font-name-complex="AALMAGHRIBI1" style:font-family-complex="AALMAGHRIBI" style:font-family-generic-complex="system" style:font-pitch-complex="variable" style:font-size-complex="26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3T14:44:32.678362924</meta:creation-date>
    <dc:date>2025-03-06T08:42:12.488801490</dc:date>
    <meta:editing-duration>PT3M10S</meta:editing-duration>
    <meta:editing-cycles>2</meta:editing-cycles>
    <meta:generator>LibreOffice/24.8.2.1$Linux_X86_64 LibreOffice_project/0f794b6e29741098670a3b95d60478a65d05ef13</meta:generator>
    <meta:document-statistic meta:table-count="0" meta:image-count="0" meta:object-count="0" meta:page-count="1" meta:paragraph-count="2" meta:word-count="41" meta:character-count="206" meta:non-whitespace-character-count="166"/>
  </office:meta>
</office:document-meta>
</file>